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office:automatic-styles>
  <office:body>
    <office:text text:use-soft-page-breaks="true">
      <text:p text:style-name="P1"><?opendocument cursor-position?>Here are some of my suggestions which could help to improve overall user experience:</text:p>
      <text:p text:style-name="ListParagraph"/>
      <text:list text:style-name="LFO1" text:continue-numbering="true">
        <text:list-item>
          <text:p text:style-name="P2">Visible icon should be added on password field on log in/sign up page, so that user is able to<text:s/>check if he is entering correct password</text:p>
        </text:list-item>
        <text:list-item>
          <text:p text:style-name="P3">„Remember me“ checkbox should be added on Log in page so that user can sign in easier next time</text:p>
        </text:list-item>
        <text:list-item>
          <text:p text:style-name="P4">There should be paging added on the Cart page, so that user has better preview</text:p>
        </text:list-item>
        <text:list-item>
          <text:p text:style-name="P5">On cart page, same product should not be<text:s/>repeated. From the user experience side, it would be better to have quantity field. In that way, user is able to increase/decrease number of the products, and delete them easier</text:p>
        </text:list-item>
        <text:list-item>
          <text:p text:style-name="P6">On the product details, there should be quantity field so that user does not<text:s/>have to click on „Add to cart“ button multiple times</text:p>
        </text:list-item>
        <text:list-item>
          <text:p text:style-name="P7">There should be option for user to add the product (and to specify the quantity as well) to the cart directly from Home page</text:p>
        </text:list-item>
        <text:list-item>
          <text:p text:style-name="P8">In „About us“ section, „play“ icon should be centered on the video</text:p>
        </text:list-item>
        <text:list-item>
          <text:p text:style-name="P9">Required fields on Sign up and Contact pages should be marked</text:p>
        </text:list-item>
        <text:list-item>
          <text:p text:style-name="P10">There should be more fields added on registration, such as Name, Last Name, Email, Address, Phone number, Country, City...</text:p>
        </text:list-item>
        <text:list-item>
          <text:p text:style-name="P11">User should be able to access personal info and to modify it</text:p>
        </text:list-item>
        <text:list-item>
          <text:p text:style-name="P12">There should be validation on all Purchase form fields. User should not be able to enter special signs or random text into Card number for example.</text:p>
        </text:list-item>
        <text:list-item>
          <text:p text:style-name="P13">There should be added filters, sort and more categories (for ecample filter by brand, sort by price...)</text:p>
        </text:list-item>
        <text:list-item>
          <text:p text:style-name="P14">After selecting category,<text:s/>user should be able to see how many pages there are, on which page he currently is and also to be able to select page and go directly to it (by current implementation, user has only „Previous“ and „Next“ options available)</text:p>
        </text:list-item>
        <text:list-item>
          <text:p text:style-name="P15">Products availability and count<text:s/>should be add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Aid Obradović</meta:initial-creator>
    <dc:creator>Aid Obradović</dc:creator>
    <meta:creation-date>2022-06-30T20:58:00Z</meta:creation-date>
    <dc:date>2022-07-01T08:57:00Z</dc:date>
    <meta:template xlink:href="Normal" xlink:type="simple"/>
    <meta:editing-cycles>2</meta:editing-cycles>
    <meta:editing-duration>PT2400S</meta:editing-duration>
    <meta:document-statistic meta:page-count="1" meta:paragraph-count="3" meta:word-count="258" meta:character-count="1730" meta:row-count="12" meta:non-whitespace-character-count="1475"/>
  </office:meta>
</office:document-meta>
</file>